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8479d2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8479d2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8479d2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8479d2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8479d2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8479d2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8479d2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8479d2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8479d2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8479d2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8479d2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8479d2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3" style:family="paragraph" style:parent-style-name="Paragraph">
      <style:text-properties officeooo:rsid="017b3aa6" officeooo:paragraph-rsid="017b3aa6"/>
    </style:style>
    <style:style style:name="P44" style:family="paragraph" style:parent-style-name="Paragraph">
      <style:text-properties officeooo:rsid="017b3aa6" officeooo:paragraph-rsid="017d8855"/>
    </style:style>
    <style:style style:name="P45" style:family="paragraph" style:parent-style-name="Paragraph">
      <style:text-properties officeooo:rsid="017b3aa6" officeooo:paragraph-rsid="017f0ec7"/>
    </style:style>
    <style:style style:name="P46" style:family="paragraph" style:parent-style-name="Paragraph">
      <style:text-properties officeooo:rsid="017bc76f" officeooo:paragraph-rsid="017b3aa6"/>
    </style:style>
    <style:style style:name="P47" style:family="paragraph" style:parent-style-name="Paragraph" style:list-style-name="L1">
      <style:text-properties officeooo:rsid="017b3aa6" officeooo:paragraph-rsid="017b3aa6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7ac96c"/>
    </style:style>
    <style:style style:name="T10" style:family="text">
      <style:text-properties officeooo:rsid="01837f28"/>
    </style:style>
    <style:style style:name="T11" style:family="text">
      <style:text-properties officeooo:rsid="016205aa"/>
    </style:style>
    <style:style style:name="T12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recipient.contactMethod['address'] %}</text:text-input></text:p>
            <text:p text:style-name="P16"><text:text-input text:description="">{% if recipient.contactMethod['address']['street'] %}</text:text-input></text:p>
            <text:p text:style-name="P17"><text:text-input text:description="">{{ recipient.contactMethod.address.street }}</text:text-input></text:p>
            <text:p text:style-name="P15"><text:text-input text:description="">{% endif %}</text:text-input></text:p>
            <text:p text:style-name="P19"><text:text-input text:description="">{% if recipient.contactMethod.address.suburb and recipient.contactMethod.address.postcode%}</text:text-input></text:p>
            <text:p text:style-name="P13"><text:text-input text:description="">{{ recipient.contactMethod.address.suburb }}</text:text-input>, <text:text-input text:description="">{{ recipient.contactMethod.address.postcode }}</text:text-input></text:p>
            <text:p text:style-name="P13"><text:text-input text:description="">{% elif recipient.contactMethod.address.suburb %}</text:text-input></text:p>
            <text:p text:style-name="P13"><text:text-input text:description="">{{ recipient.contactMethod.address.suburb }}</text:text-input></text:p>
            <text:p text:style-name="P13"><text:text-input text:description="">{% elif recipient.contactMethod.address.postcode %}</text:text-input></text:p>
            <text:p text:style-name="P13"><text:text-input text:description="">{{ recipient.contactMethod.address.postcode }}</text:text-input></text:p>
            <text:p text:style-name="P11"><text:text-input text:description="">{% endif %}</text:text-input></text:p>
            <text:p text:style-name="P21"><text:text-input text:description="">{% if recipient.contactMethod.address.city %}</text:text-input></text:p>
            <text:p text:style-name="P21"><text:text-input text:description="">{{ recipient.contactMethod.address.city }}</text:text-input></text:p>
            <text:p text:style-name="P12"><text:text-input text:description="">{% endif %}</text:text-input></text:p>
            <text:p text:style-name="P10"><text:text-input text:description="">{% if recipient.contactMethod.address.country %}</text:text-input></text:p>
            <text:p text:style-name="P10"><text:text-input text:description="">{{ recipient.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0"/>
      <text:h text:style-name="Heading" text:outline-level="1"><text:span text:style-name="T9">File Closing Letter - </text:span><text:span text:style-name="T9"><text:text-input text:description="">{{ matter.name }}</text:text-input></text:span></text:h>
      <text:p text:style-name="P43">It has been a pleasure to serve as your counsel with regard to the above matter. <text:s/>Now that <text:span text:style-name="T10"><text:text-input text:description="">{{ matter.reason }}</text:text-input></text:span>, we understand that no further legal services are required. <text:s/>Unless otherwise instructed, we will take no further action in connection with the matter and proceed to close our file.</text:p>
      <text:p text:style-name="P45"><text:text-input text:description="">{% if documents %}</text:text-input></text:p>
      <text:p text:style-name="P45">We will keep the following original documents in our deeds system for safe-keeping:</text:p>
      <text:p text:style-name="P46"><text:text-input text:description="">{% for doc in documents %}</text:text-input></text:p>
      <text:list xml:id="list228164867312414550" text:style-name="L1">
        <text:list-item>
          <text:p text:style-name="P47"><text:text-input text:description="">{{ doc }}</text:text-input></text:p>
        </text:list-item>
      </text:list>
      <text:p text:style-name="P43"><text:text-input text:description="">{% endfor %}</text:text-input></text:p>
      <text:p text:style-name="P44">If you require access to these documents or wish to store them yourself, please let us know.</text:p>
      <text:p text:style-name="P44"><text:text-input text:description="">{% endif %}</text:text-input></text:p>
      <text:p text:style-name="P43"><text:soft-page-break/>Thank you for your instructions. <text:s/>Please get in touch if you need legal services in the future. <text:s/>We would be happy to help.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42">Yours <text:text-input text:description="">{{ valediction }}</text:text-input></text:p>
            <text:p text:style-name="P41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39"/>
      <text:p text:style-name="P39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11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11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12"><text:text-input text:description="">{% if copy.email %}</text:text-input></text:span></text:p>
      <text:p text:style-name="P18"><text:tab/><text:tab/><text:span text:style-name="T12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16T18:08:30.321461000</dc:date>
    <meta:editing-duration>P3DT22H45M14S</meta:editing-duration>
    <meta:editing-cycles>365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84" meta:word-count="673" meta:character-count="3474" meta:non-whitespace-character-count="3049"/>
  </office:meta>
</office:document-meta>
</file>